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48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13" calcext:value-type="float">
            <text:p>113</text:p>
          </table:table-cell>
          <table:table-cell table:style-name="ce7" table:formula="of:=COUNTIF([.B7:.B135];&quot;X&quot;)" office:value-type="float" office:value="89" calcext:value-type="float">
            <text:p>89</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31" calcext:value-type="float">
            <text:p>13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 table:number-rows-repeated="1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4">00/00/0000</text:date>, <text:time style:data-style-name="N2" text:time-value="21:03:57.2693831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04T21:05:57.633376124</dc:date>
    <meta:editing-duration>PT9H22S</meta:editing-duration>
    <meta:editing-cycles>139</meta:editing-cycles>
    <meta:document-statistic meta:table-count="1" meta:cell-count="659" meta:object-count="0"/>
  </office:meta>
</office:document-meta>
</file>